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malia" svg:font-family="Amalia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 fo:font-size="12pt" style:font-size-asian="12pt" style:font-size-complex="12pt"/>
    </style:style>
    <style:style style:name="P2" style:family="paragraph" style:parent-style-name="Text_20_body">
      <style:paragraph-properties fo:margin-left="0.1492in" fo:margin-right="0in" fo:text-indent="0in" style:auto-text-indent="false"/>
      <style:text-properties style:font-name="Liberation Sans" fo:font-size="12pt" style:font-size-asian="12pt" style:font-size-complex="12pt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7f1e7"/>
    </style:style>
    <style:style style:name="T2" style:family="text">
      <style:text-properties fo:font-weight="bold" officeooo:rsid="0017f1e7" style:font-name-asian="Noto Sans CJK SC" style:font-weight-asian="bold" style:font-name-complex="Lohit Devanagari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Opis problema za rješavanje</text:h>
      <text:p text:style-name="P1"/>
      <text:p text:style-name="P2">Banka izdaje fizičkim osobama kreditne kartice. Osobe za to apliciraju banci. Za potrebe te evidencije treba napraviti mini-aplikaciju kojom će se evidentirati osoba(O) ili više njih predstavljenih Imenom, Prezimenom, OIB-om i Statusom za koje se treba izraditi kartica. Tip kartice nije bitan, već je samo jedan, tako da o tome ne trebaš razmišljati. </text:p>
      <text:p text:style-name="P2">Osobe se moraju zapisati permanentno,  a način izaberi sam po volji. Preferira se baza podataka (bilo koja, može i H2) ili datoteka. </text:p>
      <text:p text:style-name="P2"/>
      <text:p text:style-name="P2">Kako bi proces za proizvodnju/tiskanje kreditnih kartica znao čiju/koju karticu napraviti, treba mu dati tekstualnu datoteku(D) sa strukturom: </text:p>
      <text:p text:style-name="P2">Ime, Prezime, OIB, Status(delimiter izaberi sam, ne treba header). </text:p>
      <text:p text:style-name="P2">Napomena: Proces proizvodnje kartica ovdje je zamišljen da bi dao neki smisao, ali njime se nećeš baviti, nego samo ažuriranjem osoba i generiranjem tekstualne datoteke koju bi zamišljeni proces trebao čitati. </text:p>
      <text:p text:style-name="P2"/>
      <text:p text:style-name="P2">Aplikacija treba omogućiti:</text:p>
      <text:p text:style-name="P2"/>
      <text:p text:style-name="P2">- Upisivanje osobe(O) u skup osoba sa svim pripadajućim atributima(Ime, Prezime, OIB, Status),</text:p>
      <text:p text:style-name="P2">- Pretraživanje skupa osoba(O) prema OIBu(ručni upis korisnika) osobe za koju želimo generirati datoteku(D), i ako osoba(O) postoji, vratiti Ime, Prezime, OIB i Status za istu; Inače ne vrati ništa, a može biti i neki exception da se zna što se desilo.</text:p>
      <text:p text:style-name="P2">- Za pronađenu osobu(O) treba napraviti tekstualnu datoteku (D) sa svim popunjenim atributima(Ime, Prezime, OIB, Status).</text:p>
      <text:p text:style-name="P2"/>
      <text:p text:style-name="P2">Jedna datoteka(D) treba sadržavati podatke samo za jednu osobu(O).</text:p>
      <text:p text:style-name="P2">U nazivu datoteke možeš koristiti OIB + timestamp, radi lakše provjere da li datoteka već postoji.</text:p>
      <text:p text:style-name="P2">Lokacija spremanja datoteke nije bitna, može i u working direktorij aplikacije. </text:p>
      <text:p text:style-name="P2">Osoba(O) se treba moći obrisati na zahtjev prema OIBu(ručni upis korisnika).</text:p>
      <text:p text:style-name="P2"> </text:p>
      <text:p text:style-name="P2">Metode treba napraviti da rade kao RESTfull.</text:p>
      <text:p text:style-name="P2"><text:soft-page-break/>Bonus Feature I:    Probaj se poigrati sa poljima Status (tip polja izaberi sam) u osobi(O) i/ili datoteci (D) imajući na umu da se podrži sljedeće:</text:p>
      <text:p text:style-name="P2">• Jedna osoba(O) može imati samo jednu aktivnu datoteku(D)</text:p>
      <text:p text:style-name="P2">• Ako obrišeš osobu(O),  datoteka treba biti označena kao neaktivna</text:p>
      <text:p text:style-name="P2"/>
      <text:p text:style-name="P2">Ne moraš raditi FrontEnd.</text:p>
      <text:p text:style-name="P2">Dovoljan je interface HTTP ili konzola, ili kako već odlučiš.</text:p>
      <text:p text:style-name="P2">Jezik je JAVA, a poželjno je korištenje frameworka, tipa spring boot i sl.</text:p>
      <text:h text:style-name="Heading_20_2" text:outline-level="2"><text:span text:style-name="T2">Dodatno</text:span> <text:span text:style-name="T1">pojašnje</text:span></text:h>
      <text:p text:style-name="P1"/>
      <text:p text:style-name="P1">Odnos između kreditne karice i aktivne datoteke. </text:p>
      <text:p text:style-name="P1">“Jedna osoba(O) može imati samo jednu aktivnu datoteku(D) "</text:p>
      <text:p text:style-name="P1"><text:span text:style-name="T1">z</text:span>naci da osobna ima akticnu kreditnu karticu te bi navedeno znacllo da jedna osoba moze imati samo jednu kreditnu karticu u danom trenutku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malia" svg:font-family="Amalia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6-14T23:31:56.471642807</dc:date>
    <meta:editing-duration>PT4M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26" meta:word-count="377" meta:character-count="2487" meta:non-whitespace-character-count="2122"/>
  </office:meta>
</office:document-meta>
</file>